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ong</text:p>
          </table:table-cell>
          <table:table-cell office:value-type="string" calcext:value-type="string">
            <text:p>amplitud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odg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-3.91213" calcext:value-type="float">
            <text:p>-3.91213</text:p>
          </table:table-cell>
          <table:table-cell office:value-type="float" office:value="51.508625" calcext:value-type="float">
            <text:p>51.5086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-3.91313" calcext:value-type="float">
            <text:p>-3.91313</text:p>
          </table:table-cell>
          <table:table-cell office:value-type="float" office:value="69.827583" calcext:value-type="float">
            <text:p>69.8275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91304" calcext:value-type="float">
            <text:p>-3.91304</text:p>
          </table:table-cell>
          <table:table-cell office:value-type="float" office:value="60.606064" calcext:value-type="float">
            <text:p>60.6060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91285" calcext:value-type="float">
            <text:p>-3.91285</text:p>
          </table:table-cell>
          <table:table-cell office:value-type="float" office:value="50.625004" calcext:value-type="float">
            <text:p>50.6250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-3.91218" calcext:value-type="float">
            <text:p>-3.91218</text:p>
          </table:table-cell>
          <table:table-cell office:value-type="float" office:value="39.430149" calcext:value-type="float">
            <text:p>39.4301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-3.91313" calcext:value-type="float">
            <text:p>-3.91313</text:p>
          </table:table-cell>
          <table:table-cell office:value-type="float" office:value="42.672413" calcext:value-type="float">
            <text:p>42.6724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91305" calcext:value-type="float">
            <text:p>-3.91305</text:p>
          </table:table-cell>
          <table:table-cell office:value-type="float" office:value="42.424244" calcext:value-type="float">
            <text:p>42.4242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91287" calcext:value-type="float">
            <text:p>-3.91287</text:p>
          </table:table-cell>
          <table:table-cell office:value-type="float" office:value="45.625" calcext:value-type="float">
            <text:p>45.6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300" calcext:value-type="float">
            <text:p>2300</text:p>
          </table:table-cell>
          <table:table-cell office:value-type="float" office:value="1000" calcext:value-type="float">
            <text:p>1000</text:p>
          </table:table-cell>
          <table:table-cell office:value-type="float" office:value="-3.91217" calcext:value-type="float">
            <text:p>-3.91217</text:p>
          </table:table-cell>
          <table:table-cell office:value-type="float" office:value="75.431038" calcext:value-type="float">
            <text:p>75.4310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300" calcext:value-type="float">
            <text:p>2300</text:p>
          </table:table-cell>
          <table:table-cell office:value-type="float" office:value="5000" calcext:value-type="float">
            <text:p>5000</text:p>
          </table:table-cell>
          <table:table-cell office:value-type="float" office:value="-3.91313" calcext:value-type="float">
            <text:p>-3.91313</text:p>
          </table:table-cell>
          <table:table-cell office:value-type="float" office:value="51.293106" calcext:value-type="float">
            <text:p>51.2931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300" calcext:value-type="float">
            <text:p>23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91305" calcext:value-type="float">
            <text:p>-3.91305</text:p>
          </table:table-cell>
          <table:table-cell office:value-type="float" office:value="53.0303" calcext:value-type="float">
            <text:p>53.03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300" calcext:value-type="float">
            <text:p>23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91287" calcext:value-type="float">
            <text:p>-3.91287</text:p>
          </table:table-cell>
          <table:table-cell office:value-type="float" office:value="53.125" calcext:value-type="float">
            <text:p>53.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-3.91221" calcext:value-type="float">
            <text:p>-3.91221</text:p>
          </table:table-cell>
          <table:table-cell office:value-type="float" office:value="38.541664" calcext:value-type="float">
            <text:p>38.5416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-3.91313" calcext:value-type="float">
            <text:p>-3.91313</text:p>
          </table:table-cell>
          <table:table-cell office:value-type="float" office:value="36.853447" calcext:value-type="float">
            <text:p>36.8534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91303" calcext:value-type="float">
            <text:p>-3.91303</text:p>
          </table:table-cell>
          <table:table-cell office:value-type="float" office:value="47.348484" calcext:value-type="float">
            <text:p>47.3484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91285" calcext:value-type="float">
            <text:p>-3.91285</text:p>
          </table:table-cell>
          <table:table-cell office:value-type="float" office:value="39.375" calcext:value-type="float">
            <text:p>39.3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-3.91228" calcext:value-type="float">
            <text:p>-3.91228</text:p>
          </table:table-cell>
          <table:table-cell office:value-type="float" office:value="44.5" calcext:value-type="float">
            <text:p>44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-3.91314" calcext:value-type="float">
            <text:p>-3.91314</text:p>
          </table:table-cell>
          <table:table-cell office:value-type="float" office:value="75.862068" calcext:value-type="float">
            <text:p>75.8620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91305" calcext:value-type="float">
            <text:p>-3.91305</text:p>
          </table:table-cell>
          <table:table-cell office:value-type="float" office:value="63.636364" calcext:value-type="float">
            <text:p>63.6363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91291" calcext:value-type="float">
            <text:p>-3.91291</text:p>
          </table:table-cell>
          <table:table-cell office:value-type="float" office:value="55.624996" calcext:value-type="float">
            <text:p>55.6249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-3.91237" calcext:value-type="float">
            <text:p>-3.91237</text:p>
          </table:table-cell>
          <table:table-cell office:value-type="float" office:value="31.885593" calcext:value-type="float">
            <text:p>31.8855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-3.91314" calcext:value-type="float">
            <text:p>-3.91314</text:p>
          </table:table-cell>
          <table:table-cell office:value-type="float" office:value="34.267242" calcext:value-type="float">
            <text:p>34.2672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91305" calcext:value-type="float">
            <text:p>-3.91305</text:p>
          </table:table-cell>
          <table:table-cell office:value-type="float" office:value="40.530304" calcext:value-type="float">
            <text:p>40.5303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91293" calcext:value-type="float">
            <text:p>-3.91293</text:p>
          </table:table-cell>
          <table:table-cell office:value-type="float" office:value="41.875" calcext:value-type="float">
            <text:p>41.8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00" calcext:value-type="float">
            <text:p>2300</text:p>
          </table:table-cell>
          <table:table-cell office:value-type="float" office:value="1000" calcext:value-type="float">
            <text:p>1000</text:p>
          </table:table-cell>
          <table:table-cell office:value-type="float" office:value="-3.91238" calcext:value-type="float">
            <text:p>-3.91238</text:p>
          </table:table-cell>
          <table:table-cell office:value-type="float" office:value="70.991379" calcext:value-type="float">
            <text:p>70.9913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00" calcext:value-type="float">
            <text:p>2300</text:p>
          </table:table-cell>
          <table:table-cell office:value-type="float" office:value="5000" calcext:value-type="float">
            <text:p>5000</text:p>
          </table:table-cell>
          <table:table-cell office:value-type="float" office:value="-3.91314" calcext:value-type="float">
            <text:p>-3.91314</text:p>
          </table:table-cell>
          <table:table-cell office:value-type="float" office:value="46.767242" calcext:value-type="float">
            <text:p>46.7672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00" calcext:value-type="float">
            <text:p>23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91308" calcext:value-type="float">
            <text:p>-3.91308</text:p>
          </table:table-cell>
          <table:table-cell office:value-type="float" office:value="52.272724" calcext:value-type="float">
            <text:p>52.2727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00" calcext:value-type="float">
            <text:p>23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91295" calcext:value-type="float">
            <text:p>-3.91295</text:p>
          </table:table-cell>
          <table:table-cell office:value-type="float" office:value="49.375" calcext:value-type="float">
            <text:p>49.3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-3.91242" calcext:value-type="float">
            <text:p>-3.91242</text:p>
          </table:table-cell>
          <table:table-cell office:value-type="float" office:value="30.208334" calcext:value-type="float">
            <text:p>30.2083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-3.91314" calcext:value-type="float">
            <text:p>-3.91314</text:p>
          </table:table-cell>
          <table:table-cell office:value-type="float" office:value="30.172413" calcext:value-type="float">
            <text:p>30.1724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91307" calcext:value-type="float">
            <text:p>-3.91307</text:p>
          </table:table-cell>
          <table:table-cell office:value-type="float" office:value="38.793106" calcext:value-type="float">
            <text:p>38.7931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91293" calcext:value-type="float">
            <text:p>-3.91293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-3.91245" calcext:value-type="float">
            <text:p>-3.91245</text:p>
          </table:table-cell>
          <table:table-cell office:value-type="float" office:value="46.226414" calcext:value-type="float">
            <text:p>46.2264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-3.91314" calcext:value-type="float">
            <text:p>-3.91314</text:p>
          </table:table-cell>
          <table:table-cell office:value-type="float" office:value="79.094826" calcext:value-type="float">
            <text:p>79.0948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91301" calcext:value-type="float">
            <text:p>-3.91301</text:p>
          </table:table-cell>
          <table:table-cell office:value-type="float" office:value="69.318184" calcext:value-type="float">
            <text:p>69.3181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91288" calcext:value-type="float">
            <text:p>-3.91288</text:p>
          </table:table-cell>
          <table:table-cell office:value-type="float" office:value="58.749996" calcext:value-type="float">
            <text:p>58.7499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-3.91257" calcext:value-type="float">
            <text:p>-3.91257</text:p>
          </table:table-cell>
          <table:table-cell office:value-type="float" office:value="25.741526" calcext:value-type="float">
            <text:p>25.7415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-3.91315" calcext:value-type="float">
            <text:p>-3.91315</text:p>
          </table:table-cell>
          <table:table-cell office:value-type="float" office:value="25.431034" calcext:value-type="float">
            <text:p>25.4310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91297" calcext:value-type="float">
            <text:p>-3.91297</text:p>
          </table:table-cell>
          <table:table-cell office:value-type="float" office:value="33.71212" calcext:value-type="float">
            <text:p>33.712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91287" calcext:value-type="float">
            <text:p>-3.91287</text:p>
          </table:table-cell>
          <table:table-cell office:value-type="float" office:value="30.625" calcext:value-type="float">
            <text:p>30.6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0" calcext:value-type="float">
            <text:p>2300</text:p>
          </table:table-cell>
          <table:table-cell office:value-type="float" office:value="1000" calcext:value-type="float">
            <text:p>1000</text:p>
          </table:table-cell>
          <table:table-cell office:value-type="float" office:value="-3.91258" calcext:value-type="float">
            <text:p>-3.91258</text:p>
          </table:table-cell>
          <table:table-cell office:value-type="float" office:value="67.586205" calcext:value-type="float">
            <text:p>67.5862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0" calcext:value-type="float">
            <text:p>2300</text:p>
          </table:table-cell>
          <table:table-cell office:value-type="float" office:value="5000" calcext:value-type="float">
            <text:p>5000</text:p>
          </table:table-cell>
          <table:table-cell office:value-type="float" office:value="-3.91315" calcext:value-type="float">
            <text:p>-3.91315</text:p>
          </table:table-cell>
          <table:table-cell office:value-type="float" office:value="45.043106" calcext:value-type="float">
            <text:p>45.0431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0" calcext:value-type="float">
            <text:p>23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91306" calcext:value-type="float">
            <text:p>-3.91306</text:p>
          </table:table-cell>
          <table:table-cell office:value-type="float" office:value="50.757576" calcext:value-type="float">
            <text:p>50.7575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300" calcext:value-type="float">
            <text:p>23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91297" calcext:value-type="float">
            <text:p>-3.91297</text:p>
          </table:table-cell>
          <table:table-cell office:value-type="float" office:value="49.375" calcext:value-type="float">
            <text:p>49.3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-3.91261" calcext:value-type="float">
            <text:p>-3.91261</text:p>
          </table:table-cell>
          <table:table-cell office:value-type="float" office:value="29.481131" calcext:value-type="float">
            <text:p>29.4811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-3.91315" calcext:value-type="float">
            <text:p>-3.91315</text:p>
          </table:table-cell>
          <table:table-cell office:value-type="float" office:value="26.508621" calcext:value-type="float">
            <text:p>26.5086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91309" calcext:value-type="float">
            <text:p>-3.91309</text:p>
          </table:table-cell>
          <table:table-cell office:value-type="float" office:value="36.742424" calcext:value-type="float">
            <text:p>36.7424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000" calcext:value-type="float">
            <text:p>50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91299" calcext:value-type="float">
            <text:p>-3.91299</text:p>
          </table:table-cell>
          <table:table-cell office:value-type="float" office:value="34.375" calcext:value-type="float">
            <text:p>34.3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-3.91261" calcext:value-type="float">
            <text:p>-3.91261</text:p>
          </table:table-cell>
          <table:table-cell office:value-type="float" office:value="72.153517" calcext:value-type="float">
            <text:p>72.1535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-3.91314" calcext:value-type="float">
            <text:p>-3.91314</text:p>
          </table:table-cell>
          <table:table-cell office:value-type="float" office:value="78.879311" calcext:value-type="float">
            <text:p>78.8793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91291" calcext:value-type="float">
            <text:p>-3.91291</text:p>
          </table:table-cell>
          <table:table-cell office:value-type="float" office:value="71.969696" calcext:value-type="float">
            <text:p>71.9696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91274" calcext:value-type="float">
            <text:p>-3.91274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-3.91274" calcext:value-type="float">
            <text:p>-3.91274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-3.91315" calcext:value-type="float">
            <text:p>-3.91315</text:p>
          </table:table-cell>
          <table:table-cell office:value-type="float" office:value="18.965517" calcext:value-type="float">
            <text:p>18.9655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91283" calcext:value-type="float">
            <text:p>-3.91283</text:p>
          </table:table-cell>
          <table:table-cell office:value-type="float" office:value="29.924244" calcext:value-type="float">
            <text:p>29.9242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91269" calcext:value-type="float">
            <text:p>-3.91269</text:p>
          </table:table-cell>
          <table:table-cell office:value-type="float" office:value="25.625" calcext:value-type="float">
            <text:p>25.6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300" calcext:value-type="float">
            <text:p>2300</text:p>
          </table:table-cell>
          <table:table-cell office:value-type="float" office:value="1000" calcext:value-type="float">
            <text:p>1000</text:p>
          </table:table-cell>
          <table:table-cell office:value-type="float" office:value="-3.91276" calcext:value-type="float">
            <text:p>-3.91276</text:p>
          </table:table-cell>
          <table:table-cell office:value-type="float" office:value="64.482758" calcext:value-type="float">
            <text:p>64.4827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300" calcext:value-type="float">
            <text:p>2300</text:p>
          </table:table-cell>
          <table:table-cell office:value-type="float" office:value="5000" calcext:value-type="float">
            <text:p>5000</text:p>
          </table:table-cell>
          <table:table-cell office:value-type="float" office:value="-3.91316" calcext:value-type="float">
            <text:p>-3.91316</text:p>
          </table:table-cell>
          <table:table-cell office:value-type="float" office:value="42.241379" calcext:value-type="float">
            <text:p>42.2413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300" calcext:value-type="float">
            <text:p>23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91304" calcext:value-type="float">
            <text:p>-3.91304</text:p>
          </table:table-cell>
          <table:table-cell office:value-type="float" office:value="48.706894" calcext:value-type="float">
            <text:p>48.7068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300" calcext:value-type="float">
            <text:p>23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91295" calcext:value-type="float">
            <text:p>-3.91295</text:p>
          </table:table-cell>
          <table:table-cell office:value-type="float" office:value="48.75" calcext:value-type="float">
            <text:p>48.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-3.91276" calcext:value-type="float">
            <text:p>-3.91276</text:p>
          </table:table-cell>
          <table:table-cell office:value-type="float" office:value="28.598484" calcext:value-type="float">
            <text:p>28.5984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-3.91315" calcext:value-type="float">
            <text:p>-3.91315</text:p>
          </table:table-cell>
          <table:table-cell office:value-type="float" office:value="17.1875" calcext:value-type="float">
            <text:p>17.18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9131" calcext:value-type="float">
            <text:p>-3.9131</text:p>
          </table:table-cell>
          <table:table-cell office:value-type="float" office:value="32.954548" calcext:value-type="float">
            <text:p>32.9545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000" calcext:value-type="float">
            <text:p>50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91302" calcext:value-type="float">
            <text:p>-3.91302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-3.91273" calcext:value-type="float">
            <text:p>-3.91273</text:p>
          </table:table-cell>
          <table:table-cell office:value-type="float" office:value="47.1875" calcext:value-type="float">
            <text:p>47.18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-3.91314" calcext:value-type="float">
            <text:p>-3.91314</text:p>
          </table:table-cell>
          <table:table-cell office:value-type="float" office:value="77.155174" calcext:value-type="float">
            <text:p>77.1551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91276" calcext:value-type="float">
            <text:p>-3.91276</text:p>
          </table:table-cell>
          <table:table-cell office:value-type="float" office:value="71.969696" calcext:value-type="float">
            <text:p>71.9696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91245" calcext:value-type="float">
            <text:p>-3.91245</text:p>
          </table:table-cell>
          <table:table-cell office:value-type="float" office:value="64.375" calcext:value-type="float">
            <text:p>64.3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-3.91286" calcext:value-type="float">
            <text:p>-3.91286</text:p>
          </table:table-cell>
          <table:table-cell office:value-type="float" office:value="19.907408" calcext:value-type="float">
            <text:p>19.9074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-3.91315" calcext:value-type="float">
            <text:p>-3.91315</text:p>
          </table:table-cell>
          <table:table-cell office:value-type="float" office:value="15.517241" calcext:value-type="float">
            <text:p>15.5172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91264" calcext:value-type="float">
            <text:p>-3.91264</text:p>
          </table:table-cell>
          <table:table-cell office:value-type="float" office:value="26.51515" calcext:value-type="float">
            <text:p>26.515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91236" calcext:value-type="float">
            <text:p>-3.91236</text:p>
          </table:table-cell>
          <table:table-cell office:value-type="float" office:value="28.125" calcext:value-type="float">
            <text:p>28.1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300" calcext:value-type="float">
            <text:p>2300</text:p>
          </table:table-cell>
          <table:table-cell office:value-type="float" office:value="1000" calcext:value-type="float">
            <text:p>1000</text:p>
          </table:table-cell>
          <table:table-cell office:value-type="float" office:value="-3.91289" calcext:value-type="float">
            <text:p>-3.91289</text:p>
          </table:table-cell>
          <table:table-cell office:value-type="float" office:value="61.120689" calcext:value-type="float">
            <text:p>61.1206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300" calcext:value-type="float">
            <text:p>2300</text:p>
          </table:table-cell>
          <table:table-cell office:value-type="float" office:value="5000" calcext:value-type="float">
            <text:p>5000</text:p>
          </table:table-cell>
          <table:table-cell office:value-type="float" office:value="-3.91316" calcext:value-type="float">
            <text:p>-3.91316</text:p>
          </table:table-cell>
          <table:table-cell office:value-type="float" office:value="40.301723" calcext:value-type="float">
            <text:p>40.3017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300" calcext:value-type="float">
            <text:p>23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91302" calcext:value-type="float">
            <text:p>-3.91302</text:p>
          </table:table-cell>
          <table:table-cell office:value-type="float" office:value="47.727272" calcext:value-type="float">
            <text:p>47.7272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300" calcext:value-type="float">
            <text:p>23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91292" calcext:value-type="float">
            <text:p>-3.91292</text:p>
          </table:table-cell>
          <table:table-cell office:value-type="float" office:value="46.875" calcext:value-type="float">
            <text:p>46.8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-3.91287" calcext:value-type="float">
            <text:p>-3.91287</text:p>
          </table:table-cell>
          <table:table-cell office:value-type="float" office:value="24.431818" calcext:value-type="float">
            <text:p>24.4318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-3.91315" calcext:value-type="float">
            <text:p>-3.91315</text:p>
          </table:table-cell>
          <table:table-cell office:value-type="float" office:value="21.336206" calcext:value-type="float">
            <text:p>21.3362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9131" calcext:value-type="float">
            <text:p>-3.9131</text:p>
          </table:table-cell>
          <table:table-cell office:value-type="float" office:value="30.303032" calcext:value-type="float">
            <text:p>30.3030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91304" calcext:value-type="float">
            <text:p>-3.91304</text:p>
          </table:table-cell>
          <table:table-cell office:value-type="float" office:value="48.4375" calcext:value-type="float">
            <text:p>48.43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-3.85372" calcext:value-type="float">
            <text:p>-3.85372</text:p>
          </table:table-cell>
          <table:table-cell office:value-type="float" office:value="51.35783" calcext:value-type="float">
            <text:p>51.357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-3.87208" calcext:value-type="float">
            <text:p>-3.87208</text:p>
          </table:table-cell>
          <table:table-cell office:value-type="float" office:value="43.548386" calcext:value-type="float">
            <text:p>43.5483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8863" calcext:value-type="float">
            <text:p>-3.8863</text:p>
          </table:table-cell>
          <table:table-cell table:style-name="ce1" office:value-type="float" office:value="47.348484" calcext:value-type="float">
            <text:p>47.3484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88586" calcext:value-type="float">
            <text:p>-3.88586</text:p>
          </table:table-cell>
          <table:table-cell office:value-type="float" office:value="48.214287" calcext:value-type="float">
            <text:p>48.2142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-3.85417" calcext:value-type="float">
            <text:p>-3.85417</text:p>
          </table:table-cell>
          <table:table-cell office:value-type="float" office:value="45.708954" calcext:value-type="float">
            <text:p>45.7089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-3.8776" calcext:value-type="float">
            <text:p>-3.8776</text:p>
          </table:table-cell>
          <table:table-cell office:value-type="float" office:value="46.42857" calcext:value-type="float">
            <text:p>46.428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88722" calcext:value-type="float">
            <text:p>-3.88722</text:p>
          </table:table-cell>
          <table:table-cell office:value-type="float" office:value="45.075756" calcext:value-type="float">
            <text:p>45.0757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88485" calcext:value-type="float">
            <text:p>-3.88485</text:p>
          </table:table-cell>
          <table:table-cell office:value-type="float" office:value="36.904762" calcext:value-type="float">
            <text:p>36.9047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300" calcext:value-type="float">
            <text:p>2300</text:p>
          </table:table-cell>
          <table:table-cell office:value-type="float" office:value="1000" calcext:value-type="float">
            <text:p>1000</text:p>
          </table:table-cell>
          <table:table-cell office:value-type="float" office:value="-3.85123" calcext:value-type="float">
            <text:p>-3.85123</text:p>
          </table:table-cell>
          <table:table-cell office:value-type="float" office:value="75.399361" calcext:value-type="float">
            <text:p>75.3993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300" calcext:value-type="float">
            <text:p>2300</text:p>
          </table:table-cell>
          <table:table-cell office:value-type="float" office:value="5000" calcext:value-type="float">
            <text:p>5000</text:p>
          </table:table-cell>
          <table:table-cell office:value-type="float" office:value="-3.86925" calcext:value-type="float">
            <text:p>-3.86925</text:p>
          </table:table-cell>
          <table:table-cell office:value-type="float" office:value="50.576927" calcext:value-type="float">
            <text:p>50.5769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300" calcext:value-type="float">
            <text:p>23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88504" calcext:value-type="float">
            <text:p>-3.88504</text:p>
          </table:table-cell>
          <table:table-cell office:value-type="float" office:value="52.272724" calcext:value-type="float">
            <text:p>52.2727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300" calcext:value-type="float">
            <text:p>23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88422" calcext:value-type="float">
            <text:p>-3.88422</text:p>
          </table:table-cell>
          <table:table-cell office:value-type="float" office:value="45.833336" calcext:value-type="float">
            <text:p>45.8333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-3.85147" calcext:value-type="float">
            <text:p>-3.85147</text:p>
          </table:table-cell>
          <table:table-cell office:value-type="float" office:value="43.634258" calcext:value-type="float">
            <text:p>43.6342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-3.85372" calcext:value-type="float">
            <text:p>-3.85372</text:p>
          </table:table-cell>
          <table:table-cell office:value-type="float" office:value="45.384617" calcext:value-type="float">
            <text:p>45.3846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87086" calcext:value-type="float">
            <text:p>-3.87086</text:p>
          </table:table-cell>
          <table:table-cell office:value-type="float" office:value="41.666664" calcext:value-type="float">
            <text:p>41.6666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87261" calcext:value-type="float">
            <text:p>-3.87261</text:p>
          </table:table-cell>
          <table:table-cell office:value-type="float" office:value="30.952381" calcext:value-type="float">
            <text:p>30.9523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-3.87288" calcext:value-type="float">
            <text:p>-3.87288</text:p>
          </table:table-cell>
          <table:table-cell office:value-type="float" office:value="53.501774" calcext:value-type="float">
            <text:p>53.5017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-3.89456" calcext:value-type="float">
            <text:p>-3.89456</text:p>
          </table:table-cell>
          <table:table-cell office:value-type="float" office:value="41.330643" calcext:value-type="float">
            <text:p>41.3306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8721" calcext:value-type="float">
            <text:p>-3.8721</text:p>
          </table:table-cell>
          <table:table-cell office:value-type="float" office:value="40.909092" calcext:value-type="float">
            <text:p>40.9090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85787" calcext:value-type="float">
            <text:p>-3.85787</text:p>
          </table:table-cell>
          <table:table-cell office:value-type="float" office:value="29.761904" calcext:value-type="float">
            <text:p>29.7619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-3.87142" calcext:value-type="float">
            <text:p>-3.87142</text:p>
          </table:table-cell>
          <table:table-cell office:value-type="float" office:value="39.908257" calcext:value-type="float">
            <text:p>39.9082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-3.87296" calcext:value-type="float">
            <text:p>-3.87296</text:p>
          </table:table-cell>
          <table:table-cell office:value-type="float" office:value="41.935482" calcext:value-type="float">
            <text:p>41.9354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88844" calcext:value-type="float">
            <text:p>-3.88844</text:p>
          </table:table-cell>
          <table:table-cell office:value-type="float" office:value="29.924244" calcext:value-type="float">
            <text:p>29.9242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80389" calcext:value-type="float">
            <text:p>-3.80389</text:p>
          </table:table-cell>
          <table:table-cell office:value-type="float" office:value="21.428572" calcext:value-type="float">
            <text:p>21.4285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300" calcext:value-type="float">
            <text:p>2300</text:p>
          </table:table-cell>
          <table:table-cell office:value-type="float" office:value="1000" calcext:value-type="float">
            <text:p>1000</text:p>
          </table:table-cell>
          <table:table-cell office:value-type="float" office:value="-3.8676" calcext:value-type="float">
            <text:p>-3.8676</text:p>
          </table:table-cell>
          <table:table-cell office:value-type="float" office:value="73.043129" calcext:value-type="float">
            <text:p>73.043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300" calcext:value-type="float">
            <text:p>2300</text:p>
          </table:table-cell>
          <table:table-cell office:value-type="float" office:value="5000" calcext:value-type="float">
            <text:p>5000</text:p>
          </table:table-cell>
          <table:table-cell office:value-type="float" office:value="-3.89263" calcext:value-type="float">
            <text:p>-3.89263</text:p>
          </table:table-cell>
          <table:table-cell office:value-type="float" office:value="48.46154" calcext:value-type="float">
            <text:p>48.461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300" calcext:value-type="float">
            <text:p>23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87843" calcext:value-type="float">
            <text:p>-3.87843</text:p>
          </table:table-cell>
          <table:table-cell office:value-type="float" office:value="46.590908" calcext:value-type="float">
            <text:p>46.5909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300" calcext:value-type="float">
            <text:p>23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8697" calcext:value-type="float">
            <text:p>-3.8697</text:p>
          </table:table-cell>
          <table:table-cell office:value-type="float" office:value="38.095238" calcext:value-type="float">
            <text:p>38.0952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-3.86358" calcext:value-type="float">
            <text:p>-3.86358</text:p>
          </table:table-cell>
          <table:table-cell office:value-type="float" office:value="36.890244" calcext:value-type="float">
            <text:p>36.8902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-3.88077" calcext:value-type="float">
            <text:p>-3.88077</text:p>
          </table:table-cell>
          <table:table-cell office:value-type="float" office:value="39.23077" calcext:value-type="float">
            <text:p>39.230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88729" calcext:value-type="float">
            <text:p>-3.88729</text:p>
          </table:table-cell>
          <table:table-cell office:value-type="float" office:value="32.196968" calcext:value-type="float">
            <text:p>32.1969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88698" calcext:value-type="float">
            <text:p>-3.88698</text:p>
          </table:table-cell>
          <table:table-cell office:value-type="float" office:value="13.095239" calcext:value-type="float">
            <text:p>13.095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-3.8792" calcext:value-type="float">
            <text:p>-3.8792</text:p>
          </table:table-cell>
          <table:table-cell office:value-type="float" office:value="55.115658" calcext:value-type="float">
            <text:p>55.1156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-3.88489" calcext:value-type="float">
            <text:p>-3.88489</text:p>
          </table:table-cell>
          <table:table-cell office:value-type="float" office:value="39.919357" calcext:value-type="float">
            <text:p>39.9193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7897" calcext:value-type="float">
            <text:p>-3.7897</text:p>
          </table:table-cell>
          <table:table-cell office:value-type="float" office:value="34.848484" calcext:value-type="float">
            <text:p>34.8484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73837" calcext:value-type="float">
            <text:p>-3.73837</text:p>
          </table:table-cell>
          <table:table-cell office:value-type="float" office:value="24.40476" calcext:value-type="float">
            <text:p>24.404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-3.87445" calcext:value-type="float">
            <text:p>-3.87445</text:p>
          </table:table-cell>
          <table:table-cell office:value-type="float" office:value="36.5" calcext:value-type="float">
            <text:p>36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-3.89165" calcext:value-type="float">
            <text:p>-3.89165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89058" calcext:value-type="float">
            <text:p>-3.89058</text:p>
          </table:table-cell>
          <table:table-cell office:value-type="float" office:value="24.242424" calcext:value-type="float">
            <text:p>24.2424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88741" calcext:value-type="float">
            <text:p>-3.88741</text:p>
          </table:table-cell>
          <table:table-cell office:value-type="float" office:value="14.285715" calcext:value-type="float">
            <text:p>14.2857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300" calcext:value-type="float">
            <text:p>2300</text:p>
          </table:table-cell>
          <table:table-cell office:value-type="float" office:value="1000" calcext:value-type="float">
            <text:p>1000</text:p>
          </table:table-cell>
          <table:table-cell office:value-type="float" office:value="-3.87229" calcext:value-type="float">
            <text:p>-3.87229</text:p>
          </table:table-cell>
          <table:table-cell office:value-type="float" office:value="71.046326" calcext:value-type="float">
            <text:p>71.0463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300" calcext:value-type="float">
            <text:p>2300</text:p>
          </table:table-cell>
          <table:table-cell office:value-type="float" office:value="5000" calcext:value-type="float">
            <text:p>5000</text:p>
          </table:table-cell>
          <table:table-cell office:value-type="float" office:value="-3.88323" calcext:value-type="float">
            <text:p>-3.88323</text:p>
          </table:table-cell>
          <table:table-cell office:value-type="float" office:value="45.76923" calcext:value-type="float">
            <text:p>45.769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300" calcext:value-type="float">
            <text:p>23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8214" calcext:value-type="float">
            <text:p>-3.8214</text:p>
          </table:table-cell>
          <table:table-cell office:value-type="float" office:value="43.18182" calcext:value-type="float">
            <text:p>43.181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300" calcext:value-type="float">
            <text:p>23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78696" calcext:value-type="float">
            <text:p>-3.78696</text:p>
          </table:table-cell>
          <table:table-cell office:value-type="float" office:value="28.333334" calcext:value-type="float">
            <text:p>28.3333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-3.86838" calcext:value-type="float">
            <text:p>-3.86838</text:p>
          </table:table-cell>
          <table:table-cell office:value-type="float" office:value="40.447155" calcext:value-type="float">
            <text:p>40.4471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-3.87131" calcext:value-type="float">
            <text:p>-3.87131</text:p>
          </table:table-cell>
          <table:table-cell office:value-type="float" office:value="34.03846" calcext:value-type="float">
            <text:p>34.038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87966" calcext:value-type="float">
            <text:p>-3.87966</text:p>
          </table:table-cell>
          <table:table-cell office:value-type="float" office:value="23.863636" calcext:value-type="float">
            <text:p>23.8636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000" calcext:value-type="float">
            <text:p>50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88027" calcext:value-type="float">
            <text:p>-3.88027</text:p>
          </table:table-cell>
          <table:table-cell office:value-type="float" office:value="11.904762" calcext:value-type="float">
            <text:p>11.9047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-3.87581" calcext:value-type="float">
            <text:p>-3.87581</text:p>
          </table:table-cell>
          <table:table-cell office:value-type="float" office:value="54.486061" calcext:value-type="float">
            <text:p>54.4860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-3.84307" calcext:value-type="float">
            <text:p>-3.84307</text:p>
          </table:table-cell>
          <table:table-cell office:value-type="float" office:value="40.927418" calcext:value-type="float">
            <text:p>40.9274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59565" calcext:value-type="float">
            <text:p>-3.59565</text:p>
          </table:table-cell>
          <table:table-cell office:value-type="float" office:value="29.924244" calcext:value-type="float">
            <text:p>29.9242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43617" calcext:value-type="float">
            <text:p>-3.43617</text:p>
          </table:table-cell>
          <table:table-cell office:value-type="float" office:value="19.047619" calcext:value-type="float">
            <text:p>19.0476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-3.88267" calcext:value-type="float">
            <text:p>-3.88267</text:p>
          </table:table-cell>
          <table:table-cell office:value-type="float" office:value="36.009174" calcext:value-type="float">
            <text:p>36.0091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-3.60944" calcext:value-type="float">
            <text:p>-3.60944</text:p>
          </table:table-cell>
          <table:table-cell office:value-type="float" office:value="30.645163" calcext:value-type="float">
            <text:p>30.6451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-2.8836" calcext:value-type="float">
            <text:p>-2.8836</text:p>
          </table:table-cell>
          <table:table-cell office:value-type="float" office:value="21.59091" calcext:value-type="float">
            <text:p>21.590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86768" calcext:value-type="float">
            <text:p>-3.86768</text:p>
          </table:table-cell>
          <table:table-cell office:value-type="float" office:value="10.119048" calcext:value-type="float">
            <text:p>10.1190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300" calcext:value-type="float">
            <text:p>2300</text:p>
          </table:table-cell>
          <table:table-cell office:value-type="float" office:value="1000" calcext:value-type="float">
            <text:p>1000</text:p>
          </table:table-cell>
          <table:table-cell office:value-type="float" office:value="-3.8557" calcext:value-type="float">
            <text:p>-3.8557</text:p>
          </table:table-cell>
          <table:table-cell office:value-type="float" office:value="68.490417" calcext:value-type="float">
            <text:p>68.4904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300" calcext:value-type="float">
            <text:p>2300</text:p>
          </table:table-cell>
          <table:table-cell office:value-type="float" office:value="5000" calcext:value-type="float">
            <text:p>5000</text:p>
          </table:table-cell>
          <table:table-cell office:value-type="float" office:value="-3.83581" calcext:value-type="float">
            <text:p>-3.83581</text:p>
          </table:table-cell>
          <table:table-cell office:value-type="float" office:value="42.884617" calcext:value-type="float">
            <text:p>42.8846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300" calcext:value-type="float">
            <text:p>23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64732" calcext:value-type="float">
            <text:p>-3.64732</text:p>
          </table:table-cell>
          <table:table-cell office:value-type="float" office:value="37.878788" calcext:value-type="float">
            <text:p>37.8787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300" calcext:value-type="float">
            <text:p>23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54018" calcext:value-type="float">
            <text:p>-3.54018</text:p>
          </table:table-cell>
          <table:table-cell office:value-type="float" office:value="26.666668" calcext:value-type="float">
            <text:p>26.6666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-3.8756" calcext:value-type="float">
            <text:p>-3.8756</text:p>
          </table:table-cell>
          <table:table-cell office:value-type="float" office:value="37.234039" calcext:value-type="float">
            <text:p>37.2340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-3.88347" calcext:value-type="float">
            <text:p>-3.88347</text:p>
          </table:table-cell>
          <table:table-cell office:value-type="float" office:value="30.000002" calcext:value-type="float">
            <text:p>30.000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88775" calcext:value-type="float">
            <text:p>-3.88775</text:p>
          </table:table-cell>
          <table:table-cell office:value-type="float" office:value="20.833332" calcext:value-type="float">
            <text:p>20.8333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5000" calcext:value-type="float">
            <text:p>50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88802" calcext:value-type="float">
            <text:p>-3.88802</text:p>
          </table:table-cell>
          <table:table-cell office:value-type="float" office:value="8.333334" calcext:value-type="float">
            <text:p>8.3333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-3.88688" calcext:value-type="float">
            <text:p>-3.88688</text:p>
          </table:table-cell>
          <table:table-cell office:value-type="float" office:value="56.5625" calcext:value-type="float">
            <text:p>56.56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-3.84512" calcext:value-type="float">
            <text:p>-3.84512</text:p>
          </table:table-cell>
          <table:table-cell office:value-type="float" office:value="39.314518" calcext:value-type="float">
            <text:p>39.3145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61222" calcext:value-type="float">
            <text:p>-3.61222</text:p>
          </table:table-cell>
          <table:table-cell office:value-type="float" office:value="28.40909" calcext:value-type="float">
            <text:p>28.40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48817" calcext:value-type="float">
            <text:p>-3.48817</text:p>
          </table:table-cell>
          <table:table-cell office:value-type="float" office:value="20.238096" calcext:value-type="float">
            <text:p>20.2380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-3.66949" calcext:value-type="float">
            <text:p>-3.66949</text:p>
          </table:table-cell>
          <table:table-cell office:value-type="float" office:value="32.440479" calcext:value-type="float">
            <text:p>32.4404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-3.10586" calcext:value-type="float">
            <text:p>-3.10586</text:p>
          </table:table-cell>
          <table:table-cell office:value-type="float" office:value="28.42742" calcext:value-type="float">
            <text:p>28.427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-2.46183" calcext:value-type="float">
            <text:p>-2.46183</text:p>
          </table:table-cell>
          <table:table-cell office:value-type="float" office:value="17.80303" calcext:value-type="float">
            <text:p>17.803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5000" calcext:value-type="float">
            <text:p>15000</text:p>
          </table:table-cell>
          <table:table-cell office:value-type="float" office:value="-2.37863" calcext:value-type="float">
            <text:p>-2.37863</text:p>
          </table:table-cell>
          <table:table-cell office:value-type="float" office:value="10.119048" calcext:value-type="float">
            <text:p>10.1190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300" calcext:value-type="float">
            <text:p>2300</text:p>
          </table:table-cell>
          <table:table-cell office:value-type="float" office:value="1000" calcext:value-type="float">
            <text:p>1000</text:p>
          </table:table-cell>
          <table:table-cell office:value-type="float" office:value="-3.817" calcext:value-type="float">
            <text:p>-3.817</text:p>
          </table:table-cell>
          <table:table-cell office:value-type="float" office:value="67.212463" calcext:value-type="float">
            <text:p>67.2124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300" calcext:value-type="float">
            <text:p>2300</text:p>
          </table:table-cell>
          <table:table-cell office:value-type="float" office:value="5000" calcext:value-type="float">
            <text:p>5000</text:p>
          </table:table-cell>
          <table:table-cell office:value-type="float" office:value="-3.73504" calcext:value-type="float">
            <text:p>-3.73504</text:p>
          </table:table-cell>
          <table:table-cell office:value-type="float" office:value="44.615383" calcext:value-type="float">
            <text:p>44.6153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300" calcext:value-type="float">
            <text:p>23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37216" calcext:value-type="float">
            <text:p>-3.37216</text:p>
          </table:table-cell>
          <table:table-cell office:value-type="float" office:value="34.090908" calcext:value-type="float">
            <text:p>34.0909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300" calcext:value-type="float">
            <text:p>23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18822" calcext:value-type="float">
            <text:p>-3.188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-3.88329" calcext:value-type="float">
            <text:p>-3.88329</text:p>
          </table:table-cell>
          <table:table-cell office:value-type="float" office:value="35.245903" calcext:value-type="float">
            <text:p>35.2459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-3.89186" calcext:value-type="float">
            <text:p>-3.89186</text:p>
          </table:table-cell>
          <table:table-cell office:value-type="float" office:value="28.46154" calcext:value-type="float">
            <text:p>28.461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89304" calcext:value-type="float">
            <text:p>-3.89304</text:p>
          </table:table-cell>
          <table:table-cell office:value-type="float" office:value="20.075758" calcext:value-type="float">
            <text:p>20.0757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86374" calcext:value-type="float">
            <text:p>-3.86374</text:p>
          </table:table-cell>
          <table:table-cell office:value-type="float" office:value="7.738095" calcext:value-type="float">
            <text:p>7.7380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-3.88703" calcext:value-type="float">
            <text:p>-3.88703</text:p>
          </table:table-cell>
          <table:table-cell office:value-type="float" office:value="55.28701" calcext:value-type="float">
            <text:p>55.287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-3.86341" calcext:value-type="float">
            <text:p>-3.86341</text:p>
          </table:table-cell>
          <table:table-cell office:value-type="float" office:value="62.126862" calcext:value-type="float">
            <text:p>62.1268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88225" calcext:value-type="float">
            <text:p>-3.88225</text:p>
          </table:table-cell>
          <table:table-cell office:value-type="float" office:value="61.029411" calcext:value-type="float">
            <text:p>61.0294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88795" calcext:value-type="float">
            <text:p>-3.88795</text:p>
          </table:table-cell>
          <table:table-cell office:value-type="float" office:value="57.608692" calcext:value-type="float">
            <text:p>57.6086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-3.88655" calcext:value-type="float">
            <text:p>-3.88655</text:p>
          </table:table-cell>
          <table:table-cell office:value-type="float" office:value="39.322914" calcext:value-type="float">
            <text:p>39.3229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-3.86396" calcext:value-type="float">
            <text:p>-3.86396</text:p>
          </table:table-cell>
          <table:table-cell office:value-type="float" office:value="36.170212" calcext:value-type="float">
            <text:p>36.1702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88311" calcext:value-type="float">
            <text:p>-3.88311</text:p>
          </table:table-cell>
          <table:table-cell office:value-type="float" office:value="38.970589" calcext:value-type="float">
            <text:p>38.9705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88889" calcext:value-type="float">
            <text:p>-3.88889</text:p>
          </table:table-cell>
          <table:table-cell office:value-type="float" office:value="40.217392" calcext:value-type="float">
            <text:p>40.2173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300" calcext:value-type="float">
            <text:p>2300</text:p>
          </table:table-cell>
          <table:table-cell office:value-type="float" office:value="1000" calcext:value-type="float">
            <text:p>1000</text:p>
          </table:table-cell>
          <table:table-cell office:value-type="float" office:value="-3.88636" calcext:value-type="float">
            <text:p>-3.88636</text:p>
          </table:table-cell>
          <table:table-cell office:value-type="float" office:value="77.416924" calcext:value-type="float">
            <text:p>77.4169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300" calcext:value-type="float">
            <text:p>2300</text:p>
          </table:table-cell>
          <table:table-cell office:value-type="float" office:value="5000" calcext:value-type="float">
            <text:p>5000</text:p>
          </table:table-cell>
          <table:table-cell office:value-type="float" office:value="-3.8635" calcext:value-type="float">
            <text:p>-3.8635</text:p>
          </table:table-cell>
          <table:table-cell office:value-type="float" office:value="50.5597" calcext:value-type="float">
            <text:p>50.55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300" calcext:value-type="float">
            <text:p>23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88239" calcext:value-type="float">
            <text:p>-3.88239</text:p>
          </table:table-cell>
          <table:table-cell office:value-type="float" office:value="46.323528" calcext:value-type="float">
            <text:p>46.3235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300" calcext:value-type="float">
            <text:p>23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88795" calcext:value-type="float">
            <text:p>-3.88795</text:p>
          </table:table-cell>
          <table:table-cell office:value-type="float" office:value="51.630436" calcext:value-type="float">
            <text:p>51.6304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-3.8861" calcext:value-type="float">
            <text:p>-3.8861</text:p>
          </table:table-cell>
          <table:table-cell office:value-type="float" office:value="41.003185" calcext:value-type="float">
            <text:p>41.0031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-3.85934" calcext:value-type="float">
            <text:p>-3.85934</text:p>
          </table:table-cell>
          <table:table-cell office:value-type="float" office:value="37.5" calcext:value-type="float">
            <text:p>37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87753" calcext:value-type="float">
            <text:p>-3.87753</text:p>
          </table:table-cell>
          <table:table-cell office:value-type="float" office:value="42.279411" calcext:value-type="float">
            <text:p>42.2794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88331" calcext:value-type="float">
            <text:p>-3.88331</text:p>
          </table:table-cell>
          <table:table-cell office:value-type="float" office:value="31.818182" calcext:value-type="float">
            <text:p>31.8181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-3.89164" calcext:value-type="float">
            <text:p>-3.89164</text:p>
          </table:table-cell>
          <table:table-cell office:value-type="float" office:value="46.607143" calcext:value-type="float">
            <text:p>46.6071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-3.89321" calcext:value-type="float">
            <text:p>-3.89321</text:p>
          </table:table-cell>
          <table:table-cell office:value-type="float" office:value="61.9403" calcext:value-type="float">
            <text:p>61.94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90362" calcext:value-type="float">
            <text:p>-3.90362</text:p>
          </table:table-cell>
          <table:table-cell office:value-type="float" office:value="62.867649" calcext:value-type="float">
            <text:p>62.8676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90331" calcext:value-type="float">
            <text:p>-3.90331</text:p>
          </table:table-cell>
          <table:table-cell office:value-type="float" office:value="58.695648" calcext:value-type="float">
            <text:p>58.6956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-3.891" calcext:value-type="float">
            <text:p>-3.891</text:p>
          </table:table-cell>
          <table:table-cell office:value-type="float" office:value="28.151262" calcext:value-type="float">
            <text:p>28.1512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-3.89618" calcext:value-type="float">
            <text:p>-3.89618</text:p>
          </table:table-cell>
          <table:table-cell office:value-type="float" office:value="26.119402" calcext:value-type="float">
            <text:p>26.1194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90483" calcext:value-type="float">
            <text:p>-3.90483</text:p>
          </table:table-cell>
          <table:table-cell office:value-type="float" office:value="30.514706" calcext:value-type="float">
            <text:p>30.5147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90336" calcext:value-type="float">
            <text:p>-3.90336</text:p>
          </table:table-cell>
          <table:table-cell office:value-type="float" office:value="33.695652" calcext:value-type="float">
            <text:p>33.6956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300" calcext:value-type="float">
            <text:p>2300</text:p>
          </table:table-cell>
          <table:table-cell office:value-type="float" office:value="1000" calcext:value-type="float">
            <text:p>1000</text:p>
          </table:table-cell>
          <table:table-cell office:value-type="float" office:value="-3.88959" calcext:value-type="float">
            <text:p>-3.88959</text:p>
          </table:table-cell>
          <table:table-cell office:value-type="float" office:value="73.527191" calcext:value-type="float">
            <text:p>73.5271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300" calcext:value-type="float">
            <text:p>2300</text:p>
          </table:table-cell>
          <table:table-cell office:value-type="float" office:value="5000" calcext:value-type="float">
            <text:p>5000</text:p>
          </table:table-cell>
          <table:table-cell office:value-type="float" office:value="-3.89241" calcext:value-type="float">
            <text:p>-3.89241</text:p>
          </table:table-cell>
          <table:table-cell office:value-type="float" office:value="48.134327" calcext:value-type="float">
            <text:p>48.1343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300" calcext:value-type="float">
            <text:p>23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90281" calcext:value-type="float">
            <text:p>-3.90281</text:p>
          </table:table-cell>
          <table:table-cell office:value-type="float" office:value="44.852943" calcext:value-type="float">
            <text:p>44.8529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300" calcext:value-type="float">
            <text:p>23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90263" calcext:value-type="float">
            <text:p>-3.90263</text:p>
          </table:table-cell>
          <table:table-cell office:value-type="float" office:value="47.826088" calcext:value-type="float">
            <text:p>47.8260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-3.88702" calcext:value-type="float">
            <text:p>-3.88702</text:p>
          </table:table-cell>
          <table:table-cell office:value-type="float" office:value="35.227272" calcext:value-type="float">
            <text:p>35.2272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-3.87804" calcext:value-type="float">
            <text:p>-3.87804</text:p>
          </table:table-cell>
          <table:table-cell office:value-type="float" office:value="30.783581" calcext:value-type="float">
            <text:p>30.7835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8939" calcext:value-type="float">
            <text:p>-3.8939</text:p>
          </table:table-cell>
          <table:table-cell office:value-type="float" office:value="17.1875" calcext:value-type="float">
            <text:p>17.18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89598" calcext:value-type="float">
            <text:p>-3.89598</text:p>
          </table:table-cell>
          <table:table-cell office:value-type="float" office:value="33.152176" calcext:value-type="float">
            <text:p>33.1521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-3.89851" calcext:value-type="float">
            <text:p>-3.89851</text:p>
          </table:table-cell>
          <table:table-cell office:value-type="float" office:value="53.700905" calcext:value-type="float">
            <text:p>53.7009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-3.90777" calcext:value-type="float">
            <text:p>-3.90777</text:p>
          </table:table-cell>
          <table:table-cell office:value-type="float" office:value="60.634327" calcext:value-type="float">
            <text:p>60.6343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9048" calcext:value-type="float">
            <text:p>-3.9048</text:p>
          </table:table-cell>
          <table:table-cell office:value-type="float" office:value="62.132351" calcext:value-type="float">
            <text:p>62.1323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89835" calcext:value-type="float">
            <text:p>-3.89835</text:p>
          </table:table-cell>
          <table:table-cell office:value-type="float" office:value="61.95652" calcext:value-type="float">
            <text:p>61.956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-3.89831" calcext:value-type="float">
            <text:p>-3.89831</text:p>
          </table:table-cell>
          <table:table-cell office:value-type="float" office:value="24.561403" calcext:value-type="float">
            <text:p>24.5614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-3.90869" calcext:value-type="float">
            <text:p>-3.90869</text:p>
          </table:table-cell>
          <table:table-cell office:value-type="float" office:value="22.574627" calcext:value-type="float">
            <text:p>22.5746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90149" calcext:value-type="float">
            <text:p>-3.90149</text:p>
          </table:table-cell>
          <table:table-cell office:value-type="float" office:value="22.794117" calcext:value-type="float">
            <text:p>22.7941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89151" calcext:value-type="float">
            <text:p>-3.89151</text:p>
          </table:table-cell>
          <table:table-cell office:value-type="float" office:value="26.630434" calcext:value-type="float">
            <text:p>26.6304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300" calcext:value-type="float">
            <text:p>2300</text:p>
          </table:table-cell>
          <table:table-cell office:value-type="float" office:value="1000" calcext:value-type="float">
            <text:p>1000</text:p>
          </table:table-cell>
          <table:table-cell office:value-type="float" office:value="-3.89622" calcext:value-type="float">
            <text:p>-3.89622</text:p>
          </table:table-cell>
          <table:table-cell office:value-type="float" office:value="70.241692" calcext:value-type="float">
            <text:p>70.2416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300" calcext:value-type="float">
            <text:p>2300</text:p>
          </table:table-cell>
          <table:table-cell office:value-type="float" office:value="5000" calcext:value-type="float">
            <text:p>5000</text:p>
          </table:table-cell>
          <table:table-cell office:value-type="float" office:value="-3.90692" calcext:value-type="float">
            <text:p>-3.90692</text:p>
          </table:table-cell>
          <table:table-cell office:value-type="float" office:value="45.335819" calcext:value-type="float">
            <text:p>45.3358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300" calcext:value-type="float">
            <text:p>23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90471" calcext:value-type="float">
            <text:p>-3.90471</text:p>
          </table:table-cell>
          <table:table-cell office:value-type="float" office:value="43.014706" calcext:value-type="float">
            <text:p>43.0147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300" calcext:value-type="float">
            <text:p>23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8996" calcext:value-type="float">
            <text:p>-3.8996</text:p>
          </table:table-cell>
          <table:table-cell office:value-type="float" office:value="43.47826" calcext:value-type="float">
            <text:p>43.478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-3.89113" calcext:value-type="float">
            <text:p>-3.89113</text:p>
          </table:table-cell>
          <table:table-cell office:value-type="float" office:value="33.14394" calcext:value-type="float">
            <text:p>33.143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-3.89544" calcext:value-type="float">
            <text:p>-3.89544</text:p>
          </table:table-cell>
          <table:table-cell office:value-type="float" office:value="23.275862" calcext:value-type="float">
            <text:p>23.2758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90288" calcext:value-type="float">
            <text:p>-3.90288</text:p>
          </table:table-cell>
          <table:table-cell office:value-type="float" office:value="15.625" calcext:value-type="float">
            <text:p>15.6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000" calcext:value-type="float">
            <text:p>50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90237" calcext:value-type="float">
            <text:p>-3.90237</text:p>
          </table:table-cell>
          <table:table-cell office:value-type="float" office:value="20.625" calcext:value-type="float">
            <text:p>20.6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-3.9019" calcext:value-type="float">
            <text:p>-3.9019</text:p>
          </table:table-cell>
          <table:table-cell office:value-type="float" office:value="37.725224" calcext:value-type="float">
            <text:p>37.7252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-3.90947" calcext:value-type="float">
            <text:p>-3.90947</text:p>
          </table:table-cell>
          <table:table-cell office:value-type="float" office:value="58.768654" calcext:value-type="float">
            <text:p>58.7686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89446" calcext:value-type="float">
            <text:p>-3.89446</text:p>
          </table:table-cell>
          <table:table-cell office:value-type="float" office:value="61.397057" calcext:value-type="float">
            <text:p>61.3970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87748" calcext:value-type="float">
            <text:p>-3.87748</text:p>
          </table:table-cell>
          <table:table-cell office:value-type="float" office:value="63.04348" calcext:value-type="float">
            <text:p>63.043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-3.8977" calcext:value-type="float">
            <text:p>-3.8977</text:p>
          </table:table-cell>
          <table:table-cell office:value-type="float" office:value="21.139706" calcext:value-type="float">
            <text:p>21.1397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-3.90686" calcext:value-type="float">
            <text:p>-3.90686</text:p>
          </table:table-cell>
          <table:table-cell office:value-type="float" office:value="17.164179" calcext:value-type="float">
            <text:p>17.1641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87612" calcext:value-type="float">
            <text:p>-3.87612</text:p>
          </table:table-cell>
          <table:table-cell office:value-type="float" office:value="19.485294" calcext:value-type="float">
            <text:p>19.4852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83535" calcext:value-type="float">
            <text:p>-3.83535</text:p>
          </table:table-cell>
          <table:table-cell office:value-type="float" office:value="23.369566" calcext:value-type="float">
            <text:p>23.3695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300" calcext:value-type="float">
            <text:p>2300</text:p>
          </table:table-cell>
          <table:table-cell office:value-type="float" office:value="1000" calcext:value-type="float">
            <text:p>1000</text:p>
          </table:table-cell>
          <table:table-cell office:value-type="float" office:value="-3.89972" calcext:value-type="float">
            <text:p>-3.89972</text:p>
          </table:table-cell>
          <table:table-cell office:value-type="float" office:value="67.296066" calcext:value-type="float">
            <text:p>67.2960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300" calcext:value-type="float">
            <text:p>2300</text:p>
          </table:table-cell>
          <table:table-cell office:value-type="float" office:value="5000" calcext:value-type="float">
            <text:p>5000</text:p>
          </table:table-cell>
          <table:table-cell office:value-type="float" office:value="-3.9092" calcext:value-type="float">
            <text:p>-3.9092</text:p>
          </table:table-cell>
          <table:table-cell office:value-type="float" office:value="43.283581" calcext:value-type="float">
            <text:p>43.2835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300" calcext:value-type="float">
            <text:p>23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89696" calcext:value-type="float">
            <text:p>-3.89696</text:p>
          </table:table-cell>
          <table:table-cell office:value-type="float" office:value="42.279411" calcext:value-type="float">
            <text:p>42.2794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300" calcext:value-type="float">
            <text:p>23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88499" calcext:value-type="float">
            <text:p>-3.88499</text:p>
          </table:table-cell>
          <table:table-cell office:value-type="float" office:value="41.304348" calcext:value-type="float">
            <text:p>41.3043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-3.896" calcext:value-type="float">
            <text:p>-3.896</text:p>
          </table:table-cell>
          <table:table-cell office:value-type="float" office:value="29.829546" calcext:value-type="float">
            <text:p>29.8295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-3.90454" calcext:value-type="float">
            <text:p>-3.90454</text:p>
          </table:table-cell>
          <table:table-cell office:value-type="float" office:value="19.776119" calcext:value-type="float">
            <text:p>19.7761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90585" calcext:value-type="float">
            <text:p>-3.90585</text:p>
          </table:table-cell>
          <table:table-cell office:value-type="float" office:value="25.367647" calcext:value-type="float">
            <text:p>25.3676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000" calcext:value-type="float">
            <text:p>50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90398" calcext:value-type="float">
            <text:p>-3.90398</text:p>
          </table:table-cell>
          <table:table-cell office:value-type="float" office:value="15.000001" calcext:value-type="float">
            <text:p>15.0000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-3.90126" calcext:value-type="float">
            <text:p>-3.90126</text:p>
          </table:table-cell>
          <table:table-cell office:value-type="float" office:value="29.374998" calcext:value-type="float">
            <text:p>29.3749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-3.90636" calcext:value-type="float">
            <text:p>-3.90636</text:p>
          </table:table-cell>
          <table:table-cell office:value-type="float" office:value="58.395523" calcext:value-type="float">
            <text:p>58.3955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87448" calcext:value-type="float">
            <text:p>-3.87448</text:p>
          </table:table-cell>
          <table:table-cell office:value-type="float" office:value="59.558823" calcext:value-type="float">
            <text:p>59.5588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82869" calcext:value-type="float">
            <text:p>-3.82869</text:p>
          </table:table-cell>
          <table:table-cell office:value-type="float" office:value="63.586956" calcext:value-type="float">
            <text:p>63.5869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-3.88283" calcext:value-type="float">
            <text:p>-3.88283</text:p>
          </table:table-cell>
          <table:table-cell office:value-type="float" office:value="15.50926" calcext:value-type="float">
            <text:p>15.509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-3.89503" calcext:value-type="float">
            <text:p>-3.89503</text:p>
          </table:table-cell>
          <table:table-cell office:value-type="float" office:value="13.246268" calcext:value-type="float">
            <text:p>13.2462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78963" calcext:value-type="float">
            <text:p>-3.78963</text:p>
          </table:table-cell>
          <table:table-cell office:value-type="float" office:value="18.014706" calcext:value-type="float">
            <text:p>18.0147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65063" calcext:value-type="float">
            <text:p>-3.65063</text:p>
          </table:table-cell>
          <table:table-cell office:value-type="float" office:value="20.652174" calcext:value-type="float">
            <text:p>20.6521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300" calcext:value-type="float">
            <text:p>2300</text:p>
          </table:table-cell>
          <table:table-cell office:value-type="float" office:value="1000" calcext:value-type="float">
            <text:p>1000</text:p>
          </table:table-cell>
          <table:table-cell office:value-type="float" office:value="-3.89629" calcext:value-type="float">
            <text:p>-3.89629</text:p>
          </table:table-cell>
          <table:table-cell office:value-type="float" office:value="64.501511" calcext:value-type="float">
            <text:p>64.5015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300" calcext:value-type="float">
            <text:p>2300</text:p>
          </table:table-cell>
          <table:table-cell office:value-type="float" office:value="5000" calcext:value-type="float">
            <text:p>5000</text:p>
          </table:table-cell>
          <table:table-cell office:value-type="float" office:value="-3.9068" calcext:value-type="float">
            <text:p>-3.9068</text:p>
          </table:table-cell>
          <table:table-cell office:value-type="float" office:value="41.604477" calcext:value-type="float">
            <text:p>41.6044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300" calcext:value-type="float">
            <text:p>23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87801" calcext:value-type="float">
            <text:p>-3.87801</text:p>
          </table:table-cell>
          <table:table-cell office:value-type="float" office:value="42.279411" calcext:value-type="float">
            <text:p>42.2794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300" calcext:value-type="float">
            <text:p>23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85045" calcext:value-type="float">
            <text:p>-3.85045</text:p>
          </table:table-cell>
          <table:table-cell office:value-type="float" office:value="38.586956" calcext:value-type="float">
            <text:p>38.5869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office:value-type="float" office:value="-3.8996" calcext:value-type="float">
            <text:p>-3.8996</text:p>
          </table:table-cell>
          <table:table-cell office:value-type="float" office:value="32.236843" calcext:value-type="float">
            <text:p>32.2368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000" calcext:value-type="float">
            <text:p>5000</text:p>
          </table:table-cell>
          <table:table-cell office:value-type="float" office:value="-3.90818" calcext:value-type="float">
            <text:p>-3.90818</text:p>
          </table:table-cell>
          <table:table-cell office:value-type="float" office:value="19.029852" calcext:value-type="float">
            <text:p>19.0298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-3.90597" calcext:value-type="float">
            <text:p>-3.90597</text:p>
          </table:table-cell>
          <table:table-cell office:value-type="float" office:value="22.426472" calcext:value-type="float">
            <text:p>22.4264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5000" calcext:value-type="float">
            <text:p>15000</text:p>
          </table:table-cell>
          <table:table-cell office:value-type="float" office:value="-3.90304" calcext:value-type="float">
            <text:p>-3.90304</text:p>
          </table:table-cell>
          <table:table-cell office:value-type="float" office:value="17.5" calcext:value-type="float">
            <text:p>17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00/00/0000</text:date>, <text:time style:data-style-name="N2" text:time-value="17:37:42.6218240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4:15:38.615709162</meta:creation-date>
    <dc:date>2018-03-21T17:17:31.042563011</dc:date>
    <meta:editing-duration>PT1H17M48S</meta:editing-duration>
    <meta:editing-cycles>2</meta:editing-cycles>
    <meta:generator>LibreOffice/5.1.6.2$Linux_X86_64 LibreOffice_project/10m0$Build-2</meta:generator>
    <meta:document-statistic meta:table-count="1" meta:cell-count="1446" meta:object-count="0"/>
  </office:meta>
</office:document-meta>
</file>